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ctorial of a number can be calculated by simply multiplying values N * N-1 * N-2 * ... * 2 * 1. But for N &gt; 20, this value becomes quite large and doesn't fit even in a 64 bit long long variable. Languages like Java, Python, Ruby etc. provide support for Big Integers. We can solve this problem easily in these languages by using the Big integer libraries provided. <text:line-break/>But in C / C++, we need to write additional code to handle big integer values. In the simplest form, we can store the factorials in an array with one digit at each index of the array. <text:line-break/>For example : To store 245 in the array, </text:p>
      <text:p text:style-name="Standard"/>
      <text:p text:style-name="Preformatted_20_Text"><text:span text:style-name="Source_20_Text">a[2]=2</text:span></text:p>
      <text:p text:style-name="Preformatted_20_Text"><text:span text:style-name="Source_20_Text">a[1]=4</text:span></text:p>
      <text:p text:style-name="P1"><text:span text:style-name="Source_20_Text">a[0]=5</text:span></text:p>
      <text:p text:style-name="Text_20_body">To multiply a number say k to this value, we start off from the index 0 of the array. At every iteration, we calculate k * a[index]. We also maintain a carry from the previous index which is initialized to 0. Now, at every step, we calculate product = a[index] * k + temp. The new value of a[index] will be product % 10 and the new value of carry will be product/10. We propogate this carry to higher order digits. </text:p>
      <text:p text:style-name="Preformatted_20_Text"><text:span text:style-name="Source_20_Text">Example: <text:s/></text:span></text:p>
      <text:p text:style-name="Preformatted_20_Text"/>
      <text:p text:style-name="Preformatted_20_Text"><text:span text:style-name="Source_20_Text">arr[1]=3</text:span></text:p>
      <text:p text:style-name="Preformatted_20_Text"><text:span text:style-name="Source_20_Text">arr[0]=6</text:span></text:p>
      <text:p text:style-name="Preformatted_20_Text"/>
      <text:p text:style-name="Preformatted_20_Text"><text:span text:style-name="Source_20_Text">We need to multiply arr by 5. We first multiply 6 by 5. <text:s/></text:span></text:p>
      <text:p text:style-name="Preformatted_20_Text"><text:span text:style-name="Source_20_Text">6*5=30, 30 % 10 = 0, 30/10=3; <text:s/></text:span></text:p>
      <text:p text:style-name="Preformatted_20_Text"><text:span text:style-name="Source_20_Text">arr[0]=0;</text:span></text:p>
      <text:p text:style-name="Preformatted_20_Text"><text:span text:style-name="Source_20_Text">carry=3.</text:span></text:p>
      <text:p text:style-name="Preformatted_20_Text"/>
      <text:p text:style-name="Preformatted_20_Text"/>
      <text:p text:style-name="Preformatted_20_Text"><text:span text:style-name="Source_20_Text">We then multiply arr[1] by 5. </text:span></text:p>
      <text:p text:style-name="Preformatted_20_Text"><text:span text:style-name="Source_20_Text">prod = arr[1]*5 + carry</text:span></text:p>
      <text:p text:style-name="Preformatted_20_Text"><text:span text:style-name="Source_20_Text">prod = 3*5+3=18</text:span></text:p>
      <text:p text:style-name="Preformatted_20_Text"><text:span text:style-name="Source_20_Text">arr[1] = prod%10 = 8</text:span></text:p>
      <text:p text:style-name="Preformatted_20_Text"><text:span text:style-name="Source_20_Text">carry= prod/10 = 1</text:span></text:p>
      <text:p text:style-name="Preformatted_20_Text"/>
      <text:p text:style-name="Preformatted_20_Text"><text:span text:style-name="Source_20_Text">Propogating the carry</text:span></text:p>
      <text:p text:style-name="Preformatted_20_Text"><text:span text:style-name="Source_20_Text">arr[2]=1</text:span></text:p>
      <text:p text:style-name="Preformatted_20_Text"/>
      <text:p text:style-name="P1"><text:span text:style-name="Source_20_Text">arr[2]=1, arr[1]=8, arr[0]=0</text:span></text:p>
      <text:p text:style-name="Text_20_body">To calculate the factorial of a number, we need to multiply N * N-1 * ... * 2 * 1. <text:line-break/>100! contains less than 200 digits so we can keep the size of the array to be 200.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0:30:16.616880659</meta:creation-date>
    <dc:date>2016-06-06T10:31:27.396453971</dc:date>
    <meta:editing-duration>PT1M11S</meta:editing-duration>
    <meta:editing-cycles>1</meta:editing-cycles>
    <meta:document-statistic meta:table-count="0" meta:image-count="0" meta:object-count="0" meta:page-count="1" meta:paragraph-count="21" meta:word-count="293" meta:character-count="1489" meta:non-whitespace-character-count="1204"/>
    <meta:generator>LibreOffice/5.1.3.2$Linux_X86_64 LibreOffice_project/10m0$Build-2</meta:generator>
  </office:meta>
</office:document-meta>
</file>